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Standard">
      <style:text-properties fo:color="#000000" style:font-name="Helv" fo:font-size="10pt" style:font-name-asian="Helv" style:font-size-asian="10pt" style:font-name-complex="Helv" style:font-size-complex="10pt"/>
    </style:style>
    <style:style style:name="P8" style:family="paragraph" style:parent-style-name="code">
      <style:text-properties style:font-name="Cambria" fo:font-size="12pt" style:font-size-asian="12pt" style:font-name-complex="Cambria" style:font-size-complex="12pt"/>
    </style:style>
    <style:style style:name="P9" style:family="paragraph" style:parent-style-name="code">
      <style:text-properties fo:font-weight="bold" style:font-weight-asian="bold"/>
    </style:style>
    <style:style style:name="P10" style:family="paragraph" style:parent-style-name="code">
      <style:text-properties style:language-asian="zh" style:country-asian="CN"/>
    </style:style>
    <style:style style:name="P11" style:family="paragraph" style:parent-style-name="Standard">
      <style:paragraph-properties fo:margin-left="0.5in" fo:margin-right="0in" fo:text-indent="0in" style:auto-text-indent="false"/>
    </style:style>
    <style:style style:name="P12"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3"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7" style:family="paragraph" style:parent-style-name="Standard">
      <style:paragraph-properties fo:margin-left="0in" fo:margin-right="0in" fo:text-indent="0in" style:auto-text-indent="false"/>
    </style:style>
    <style:style style:name="P18" style:family="paragraph" style:parent-style-name="Contents_20_2">
      <style:paragraph-properties>
        <style:tab-stops>
          <style:tab-stop style:position="5.8035in" style:type="right" style:leader-style="dotted" style:leader-text="."/>
        </style:tab-stops>
      </style:paragraph-properties>
    </style:style>
    <style:style style:name="P19" style:family="paragraph" style:parent-style-name="Contents_20_3">
      <style:paragraph-properties>
        <style:tab-stops>
          <style:tab-stop style:position="5.6071in" style:type="right" style:leader-style="dotted" style:leader-text="."/>
        </style:tab-stops>
      </style:paragraph-properties>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text-properties style:font-name="Courier New1" fo:font-size="10pt" style:font-size-asian="10pt" style:font-size-complex="10pt"/>
    </style:style>
    <style:style style:name="P25" style:family="paragraph" style:parent-style-name="Standard" style:list-style-name="L4">
      <style:text-properties style:font-name="Cambria" fo:font-size="12pt" style:font-size-asian="12pt" style:font-size-complex="12pt"/>
    </style:style>
    <style:style style:name="P26" style:family="paragraph" style:parent-style-name="List_20_Paragraph" style:list-style-name="WW8Num3">
      <style:paragraph-properties fo:margin-left="0in" fo:margin-right="0in" fo:text-indent="0in" style:auto-text-indent="false"/>
    </style:style>
    <style:style style:name="P27" style:family="paragraph" style:parent-style-name="List_20_Paragraph" style:list-style-name="WW8Num4">
      <style:paragraph-properties fo:margin-left="0in" fo:margin-right="0in" fo:text-indent="0in" style:auto-text-indent="false"/>
    </style:style>
    <style:style style:name="P28" style:family="paragraph" style:parent-style-name="Heading" style:master-page-name="Standard">
      <style:paragraph-properties style:page-number="auto"/>
    </style:style>
    <style:style style:name="P29" style:family="paragraph" style:parent-style-name="Heading_20_2">
      <style:paragraph-properties fo:margin-left="0in" fo:margin-right="0in" fo:text-indent="0in" style:auto-text-indent="false"/>
    </style:style>
    <style:style style:name="P30"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1" style:family="paragraph" style:parent-style-name="code">
      <style:text-properties fo:color="#000000" style:font-name="Helv" fo:font-size="10pt" style:font-name-asian="Helv" style:font-size-asian="10pt" style:font-name-complex="Helv" style:font-size-complex="10pt"/>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SimSun"/>
    </style:style>
    <style:style style:name="T5" style:family="text">
      <style:text-properties style:font-name-asian="SimSun" style:language-asian="zh" style:country-asian="C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font-name="Cambria1" fo:font-size="12pt" fo:language="en" fo:country="US"/>
    </style:style>
    <style:style style:name="T9" style:family="text">
      <style:text-properties style:font-name="Cambria1" fo:font-size="12pt" fo:language="en" fo:country="US" fo:font-weight="bold" style:font-weight-asian="bold" style:font-weight-complex="bold"/>
    </style:style>
    <style:style style:name="T10" style:family="text">
      <style:text-properties style:language-asian="zh" style:country-asian="CN"/>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style:font-name="Courier New1" fo:font-size="11pt" style:font-size-asian="11pt" style:font-size-complex="11pt"/>
    </style:style>
    <style:style style:name="T15" style:family="text">
      <style:text-properties style:use-window-font-color="true" fo:language="en" fo:country="US" style:font-name-asian="Cambria" style:language-complex="ar" style:country-complex="SA"/>
    </style:style>
    <style:style style:name="T16"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7" style:family="text">
      <style:text-properties fo:color="#000000" style:font-name="Helv" fo:font-size="10pt" style:font-name-asian="Helv" style:font-size-asian="10pt" style:font-name-complex="Helv" style:font-size-complex="10pt"/>
    </style:style>
    <style:style style:name="T18" style:family="text">
      <style:text-properties fo:color="#000000" style:font-name="Helv" fo:font-size="10pt" fo:font-weight="bold" style:font-name-asian="Helv" style:font-size-asian="10pt" style:font-name-complex="Helv"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xCAT Statelite Cookbook</text:p>
      <text:p text:style-name="Standard"><text:span text:style-name="Internet_20_link"/></text:p>
      <text:p text:style-name="Standard"><text:date style:data-style-name="N37" text:date-value="2010-04-26T10:16:50.31">04/26/10</text:date>, <text:time style:data-style-name="N43" text:time-value="2010-02-12T14:39:23" text:fixed="true">02:39:23 PM</text:time></text:p>
      <text:p text:style-name="Standard"/>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1Introduction<text:tab/>2</text:p>
          <text:p text:style-name="P18">1.1Limitations<text:tab/>3</text:p>
          <text:p text:style-name="P20">2Usage<text:tab/>3</text:p>
          <text:p text:style-name="P18">2.1Lock Down main image<text:tab/>3</text:p>
          <text:p text:style-name="P18">2.2litefile<text:tab/>3</text:p>
          <text:p text:style-name="P18">2.3litetree<text:tab/>6</text:p>
          <text:p text:style-name="P18">2.4Determine where state will be held<text:tab/>7</text:p>
          <text:p text:style-name="P18">2.5Policy<text:tab/>8</text:p>
          <text:p text:style-name="P18">2.6Add Linux Distro Packages<text:tab/>8</text:p>
          <text:p text:style-name="P18">2.7Add Third-Party Software<text:tab/>8</text:p>
          <text:p text:style-name="P18">2.8Create Statelite Image<text:tab/>9</text:p>
          <text:p text:style-name="P19">2.8.1 <text:s/>Prepare the “.postinstall” file if necessary<text:tab/>9</text:p>
          <text:p text:style-name="P19">2.8.2 <text:s/>Run “genimage” command<text:tab/>9</text:p>
          <text:p text:style-name="P18">2.9Modify statelite image<text:tab/>10</text:p>
          <text:p text:style-name="P18">2.10Installing a new Kernel in the statelite image<text:tab/>10</text:p>
          <text:p text:style-name="P18">2.11 Run liteimg command<text:tab/>11</text:p>
          <text:p text:style-name="P18">2.12 Set the boot state to “statelite”<text:tab/>11</text:p>
          <text:p text:style-name="P18">2.13 Install the Node<text:tab/>12</text:p>
          <text:p text:style-name="P20">3New Commands<text:tab/>13</text:p>
          <text:p text:style-name="P20">4Statelite Directory Structure<text:tab/>13</text:p>
          <text:p text:style-name="P18">4.1 Options filling out tables<text:tab/>13</text:p>
          <text:p text:style-name="P20">5Adding/updating software and files for the running nodes<text:tab/>14</text:p>
          <text:p text:style-name="P20">6Hierarchy Support <text:tab/>14</text:p>
          <text:p text:style-name="P18">6.1Setup the diskfull service node<text:tab/>14</text:p>
          <text:p text:style-name="P18">6.2Generate the statelite image<text:tab/>14</text:p>
          <text:p text:style-name="P18">6.3Sync the “/install” directory<text:tab/>14</text:p>
          <text:p text:style-name="P18">6.4Set the boot state to “statelite”<text:tab/>15</text:p>
          <text:p text:style-name="P18">6.5Install the Node<text:tab/>15</text:p>
          <text:p text:style-name="P20">7Debugging techniques<text:tab/>15</text:p>
        </text:index-body>
      </text:table-of-content>
      <text:p text:style-name="Standard"/>
      <text:p text:style-name="Standard"/>
      <text:h text:style-name="Heading_20_1" text:outline-level="1"><text:bookmark text:name="__RefHeading__2780_756506716"/><text:soft-page-break/>Introduction<text:bookmark-end text:name="__RefHeading__2780_756506716"/></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text:bookmark text:name="__RefHeading__2782_756506716"/><text:soft-page-break/>Limitations<text:bookmark-end text:name="__RefHeading__2782_756506716"/></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text:bookmark text:name="__RefHeading__2784_756506716"/>Usage<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12">/install/netboot/&lt;os&gt;/&lt;arch&gt;/&lt;profile&gt;/rootimg</text:span> after running <text:span text:style-name="T11">genimage</text:span>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service nfs restart</text:p>
      <text:p text:style-name="Standard"/>
      <text:h text:style-name="Heading_20_2" text:outline-level="2"><text:bookmark text:name="__RefHeading__2788_756506716"/>litefi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oft-page-break/><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0266064" text:style-name="WW8Num3">
        <text:list-item>
          <text:p text:style-name="P26"><text:span text:style-name="T1">Blank or </text:span><text:span text:style-name="T6">tmpfs</text:span><text:span text:style-name="T1"> or </text:span><text:span text:style-name="T6">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26"><text:span text:style-name="T6">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26"><text:span text:style-name="T6">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26"><text:span text:style-name="T6">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26"><text:span text:style-name="T3">bind</text:span> - <text:span text:style-name="T8">instead of using symbolic links, “mount --bind” is used to mount the file to the root image, and the permission for the file will keep the same as the original one.</text:span></text:p>
        </text:list-item>
        <text:list-item>
          <text:p text:style-name="P26"><text:span text:style-name="T9">bind,persistent</text:span><text:span text:style-name="T8"> - the file will be persistent across reboots, and the file will </text:span><text:span text:style-name="T8">be mounted with “--bind” option. </text:span></text:p>
        </text:list-item>
      </text:list>
      <text:p text:style-name="Standard"/>
      <text:p text:style-name="P1">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text:soft-page-break/>"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text:soft-page-break/>"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4">Note: It is recommended that DO NOT change their default options, since some file is necessary for the node to boot up, for example, “/etc/ssh/”, “/etc/mtab”. </text:p>
      <text:p text:style-name="P4">Before you change the default option, you must make sure it won't affect the system.</text:p>
      <text:h text:style-name="Heading_20_2" text:outline-level="2"><text:bookmark text:name="__RefHeading__2790_756506716"/>litetree<text:bookmark-end text:name="__RefHeading__2790_756506716"/></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text:soft-page-break/>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text:bookmark text:name="__RefHeading__2792_756506716"/>Determine where state will be held<text:bookmark-end text:name="__RefHeading__2792_756506716"/></text:h>
      <text:p text:style-name="Standard">You may want some files in the image to be stored permanently, to survive reboots. <text:s text:c="2"/>This is done by entering the information into the <text:span text:style-name="T14">statelite</text:span>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text:span text:style-name="T12">/gpfs/state</text:span> directory on the machine known as cnfs. <text:s/>This is true for all images, unless an image name is specified in the 2<text:span text:style-name="T7">nd</text:span> column.</text:p>
      <text:p text:style-name="Standard"/>
      <text:p text:style-name="Standard">When the node boots up, then the value of statemnt will be mounted to <text:span text:style-name="T12">/.statelite/persistent</text:span>. <text:s/>The code will then create the following subdirectory <text:span text:style-name="T12">/.statelite/persistent/&lt;nodename&gt;</text:span></text:p>
      <text:p text:style-name="Standard">This directory will be the root of the image for this node's persistent files.</text:p>
      <text:p text:style-name="Standard"/>
      <text:p text:style-name="Standard">To set the “<text:span text:style-name="T14">statemnt</text:span>” value, <text:s/>you can use variables in xCAT database, <text:s/>it follows the grammar in the <text:span text:style-name="T14">litetree</text:span> table, <text:s/>for example:</text:p>
      <text:p text:style-name="code">#node,image,statemnt,comments,disable</text:p>
      <text:p text:style-name="code">“hv32lpar05”,,”$noderes.nfsserver:/lite/state”,,</text:p>
      <text:p text:style-name="Standard"/>
      <text:p text:style-name="Standard"><text:span text:style-name="T3">Note</text:span>: <text:s/>Do not name your persistent storage directory after the node name, as this will be placed in the directory automatically. <text:s text:c="2"/>If you do, then a directory named <text:span text:style-name="T14">/state/n01</text:span> will have its state tree inside <text:span text:style-name="T14">/state/n01/n0</text:span>1. <text:s/></text:p>
      <text:p text:style-name="Standard">Please do NOT put the groups with the same nodes in any table that has the node as the key. because the <text:span text:style-name="T14">statelite</text:span> table uses the node as the key, <text:s/>you should be aware of the node groups you defined.</text:p>
      <text:h text:style-name="Heading_20_2" text:outline-level="2"><text:bookmark text:name="__RefHeading__2794_756506716"/><text:soft-page-break/>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10">/opt/xcat/share/xcat/netboot/sles/compute.sles11.pkglist</text:span> test1.pkglist</text:p>
      <text:p text:style-name="Standard"/>
      <text:p text:style-name="Standard">You can then add more packages to the test1.pkglist <text:span text:style-name="T10">by editing test1.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0292223" text:style-name="L1">
        <text:list-item>
          <text:p text:style-name="P21">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30268716" text:style-name="L2">
        <text:list-item>
          <text:p text:style-name="P22">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11">Note: if some of these RPMs will need write permissions to files on the node, add those files or directories into the “litefile” table. </text:p>
      <text:p text:style-name="Standard"/>
      <text:list xml:id="list30294616" text:style-name="L3">
        <text:list-item>
          <text:p text:style-name="P23">Create the .repolist file for your own repository. <text:s/>The file name is: <text:s/><text:soft-page-break/>&lt;PROFILE&gt;.&lt;OS&gt;.&lt;ARCH&gt;.repolist in the same directory as above. <text:s/>The file format is:</text:p>
        </text:list-item>
      </text:list>
      <text:p text:style-name="code"><text:tab/><text:tab/>Type|URL|name</text:p>
      <text:p text:style-name="Standard"/>
      <text:p text:style-name="P11">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Prepare the “.postinstall” file if necessary<text:bookmark-end text:name="__RefHeading__2802_756506716"/></text:h>
      <text:p text:style-name="Standard">With the .postinstall file for your profile, you can automate the customization of <text:s/>the root image when the root image is generated by the “<text:span text:style-name="T12">genimage</text:span>” command.</text:p>
      <text:p text:style-name="Standard">There's many basic .postinstall files in “<text:span text:style-name="T12">/opt/xcat/share/xcat/netboot/&lt;OS&gt;/</text:span>” directories. If you need to create your own .postinstall file, it must be based on the basic .postinstall files. Please follow the basic rules to find one suitable basic .postinstall file in the “<text:span text:style-name="T12">/opt/xcat/share/xcat/netboot/&lt;OS&gt;/</text:span>” directories:</text:p>
      <text:p text:style-name="P12"><text:tab/>&lt;profile&gt;.&lt;os&gt;.&lt;arch&gt;.postinstall</text:p>
      <text:p text:style-name="P12"><text:tab/>&lt;profile&gt;.&lt;arch&gt;.postinstall</text:p>
      <text:p text:style-name="P12"><text:tab/>&lt;profile&gt;.&lt;os&gt;.postinstall</text:p>
      <text:p text:style-name="P12"><text:tab/>&lt;profile&gt;.postinstall</text:p>
      <text:p text:style-name="Standard">If “<text:span text:style-name="T16">&lt;profile&gt;.&lt;os&gt;.&lt;arch&gt;.postinstall</text:span>” is there, you need to use it as the basic .postinstall file; if there is no such a file, you need to use “<text:span text:style-name="T16">&lt;profile&gt;.&lt;arch&gt;.postinstall</text:span>”; and if there's no such a file named as “<text:span text:style-name="T16">&lt;profile&gt;.&lt;arch&gt;.postinstall</text:span><text:span text:style-name="T15">”, you need to use “&lt;profile&gt;.&lt;os&gt;.postinstall”, and so on.</text:span></text:p>
      <text:p text:style-name="P6"/>
      <text:p text:style-name="P6">The .postinstall file is actually one bash script, you can add your own code in the file.</text:p>
      <text:h text:style-name="P30" text:outline-level="3"><text:bookmark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test1”. <text:s/></text:p>
      <text:p text:style-name="P2"/>
      <text:p text:style-name="Standard">Run the <text:span text:style-name="T12">genimage</text:span>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text:soft-page-break/>example, for Red Hat:</text:p>
      <text:p text:style-name="code">cd /opt/xcat/share/xcat/netboot/rh</text:p>
      <text:p text:style-name="code">./genimage –o rhels5.3 –p <text:span text:style-name="T5">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5">One new option named “<text:span text:style-name="T13">--permission</text:span>” is added for statelite mode, you can assign user-definable permission for <text:s/>“<text:span text:style-name="T12">/.statelite</text:span>” directory. The default permission is 755, for example:</text:p>
      <text:p text:style-name="P10">./genimage –o rhels5.3 –p <text:span text:style-name="T4">test1</text:span> –i eth0 –n mlx4_core,mlx4_en,igb,bnx2 –m statelite –permission 777</text:p>
      <text:p text:style-name="P5"/>
      <text:p text:style-name="Standard">This image that you have created can be used for stateless or statelite booting. <text:s/></text:p>
      <text:h text:style-name="P29" text:outline-level="2"><text:bookmark text:name="__RefHeading__2806_756506716"/>Modify statelite image<text:bookmark-end text:name="__RefHeading__2806_756506716"/></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text:span text:style-name="T12">chroot</text:span> to make additional changes, for example, yum/zypper updates/install using the <text:span text:style-name="T12">–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code"/>
      <text:h text:style-name="P29" text:outline-level="2">Installing a new Kernel in the statelite image</text:h>
      <text:p text:style-name="P17">Obtain you new kernel and kernel modules on the MN, for example here we have a new SLES kernel. </text:p>
      <text:p text:style-name="P17"/>
      <text:p text:style-name="P17">Copy the kernel into /boot :</text:p>
      <text:p text:style-name="P17"/>
      <text:p text:style-name="code">cp <text:span text:style-name="T18">vmlinux-2.6.32.10-0.5-ppc64</text:span><text:span text:style-name="T17"> <text:s text:c="2"/>/boot</text:span></text:p>
      <text:p text:style-name="P31"/>
      <text:p text:style-name="P31">Copy the kernel modules into /lib/modules/&lt;new kernel directory&gt;</text:p>
      <text:p text:style-name="P31"/>
      <text:p text:style-name="P7">xcatlinuxmn:/lib/modules # ls -al <text:s text:c="4"/></text:p>
      <text:p text:style-name="P14">total 16</text:p>
      <text:p text:style-name="P14">drwxr-xr-x <text:s/>4 root root 4096 Apr 19 10:39 .</text:p>
      <text:p text:style-name="P14">drwxr-xr-x 17 root root 4096 Apr 13 08:39 ..</text:p>
      <text:p text:style-name="P14"><text:soft-page-break/>drwxr-xr-x <text:s/>3 root root 4096 Apr 13 08:51 2.6.32.10-0.4-ppc64</text:p>
      <text:p text:style-name="P15">drwxr-xr-x <text:s/>4 root root 4096 Apr 19 10:12 2.6.32.10-0.5-ppc64</text:p>
      <text:p text:style-name="P15"/>
      <text:p text:style-name="P16">Run genimage to update the statelite image with the new kernel</text:p>
      <text:p text:style-name="P16"/>
      <text:p text:style-name="code">cd /opt/xcat/share/xcat/netboot/sles</text:p>
      <text:p text:style-name="P13"/>
      <text:p text:style-name="P16"/>
      <text:p text:style-name="P14">./genimage -i eth0 -n ehea -o sles11.1 -p test1 -m statelite <text:s/>-k 2.6.32.10-0.5-ppc64</text:p>
      <text:p text:style-name="P14"/>
      <text:p text:style-name="P14">then after a nodeset command and netboot.. the uname -a shows the new kernel.</text:p>
      <text:p text:style-name="code"/>
      <text:p text:style-name="P31"/>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12">liteimg &lt;os&gt;-&lt;arch&gt;-&lt;profile&gt;</text:span>”, or “liteimg -o &lt;os&gt; -a &lt;arch&gt; -p &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Set the boot state to “statelite”<text:bookmark-end text:name="__RefHeading__2810_756506716"/></text:h>
      <text:p text:style-name="Standard"/>
      <text:p text:style-name="Standard">You can now deploy the node:</text:p>
      <text:p text:style-name="Standard"><text:soft-page-break/></text:p>
      <text:p text:style-name="code">nodeset &lt;noderange&gt; statelite=centos5.3-x86_64-statelite-test1</text:p>
      <text:p text:style-name="code"/>
      <text:p text:style-name="P8">Or just run:</text:p>
      <text:p text:style-name="code"/>
      <text:p text:style-name="code">nodeset &lt;noderange&gt; statelite</text:p>
      <text:p text:style-name="Standard"/>
      <text:p text:style-name="Standard">This will create the necessary files in <text:span text:style-name="T12">/tftpboot</text:span> for the node to boot correctly.</text:p>
      <text:p text:style-name="Standard"/>
      <text:h text:style-name="Heading_20_2" text:outline-level="2"><text:bookmark text:name="__RefHeading__2812_756506716"/><text:s/>Install the Node<text:bookmark-end text:name="__RefHeading__2812_756506716"/></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8">Run the following command to boot up the nodes into statelite mode:</text:p>
      <text:p text:style-name="P8"/>
      <text:p text:style-name="code">rnetboot &lt;noderange&gt;</text:p>
      <text:p text:style-name="P8"/>
      <text:p text:style-name="P8">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8"/>
      <text:p text:style-name="Standard">You can then use rcons or wcons to watch the node boot up.</text:p>
      <text:h text:style-name="Heading_20_1" text:outline-level="1"><text:bookmark text:name="__RefHeading__2814_756506716"/><text:soft-page-break/>New Commands<text:bookmark-end text:name="__RefHeading__2814_756506716"/></text:h>
      <text:p text:style-name="Standard"/>
      <text:p text:style-name="Standard">The following commands are in /opt/xcat/bin:</text:p>
      <text:p text:style-name="P9"/>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Options filling out tables<text:bookmark-end text:name="__RefHeading__2818_756506716"/></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bookmark text:name="__RefHeading__2820_756506716"/><text:soft-page-break/>Adding/updating software and files for the running nodes<text:bookmark-end text:name="__RefHeading__2820_756506716"/></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2">/install/netboot/&lt;os&gt;/&lt;arch&gt;/&lt;profile&gt;/rootimg</text:span> diretory. </text:p>
      <text:p text:style-name="Standard"/>
      <text:p text:style-name="Standard">To install or update an <text:s/>rpm, do the following:</text:p>
      <text:list xml:id="list30264239" text:style-name="L4">
        <text:list-item>
          <text:p text:style-name="P24">rpm --root /install/netboot/&lt;os&gt;/&lt;arch&gt;/&lt;profile&gt;/rootimg <text:s text:c="3"/>rpm_name</text:p>
        </text:list-item>
        <text:list-item>
          <text:p text:style-name="P25">Restart the software application on the nodes. </text:p>
          <text:p text:style-name="P24">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2">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need 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Hierarchy in xCAT 2</text:a>”. <text:s/>Since statelite is some kind of NFS-hybrid method, you should NOT set the “<text:span text:style-name="T12">installloc</text:span>” attribute in the site tabl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 you can follow the guide from chapter 2.1 to chapter 2.10 to generate the statelite image. </text:p>
      <text:p text:style-name="Standard"/>
      <text:p text:style-name="P4">NOTE: if the NFS directories defined in the litetree table is on the service node, you'd 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12">prsync</text:span>” is used to sync the “/install” directory to the service nodes. You can follow the commands here to do it.</text:p>
      <text:p text:style-name="code"><text:tab/>cd /</text:p>
      <text:p text:style-name="code"><text:tab/>prsync install &lt;sn&gt;:/</text:p>
      <text:p text:style-name="Standard">&lt;sn&gt; is the hostname of the service node you defined.</text:p>
      <text:p text:style-name="Standard">Since the “<text:span text:style-name="T12">prsync</text:span>” command will sync all the contents in the “<text:span text:style-name="T12">/install</text:span>” directory to <text:soft-page-break/>the service nodes, the 1<text:span text:style-name="T7">st</text:span> time will take a long time. <text:s/>But after the 1<text:span text:style-name="T7">st</text:span> time, it will take very short time to sync.</text:p>
      <text:p text:style-name="Standard"/>
      <text:p text:style-name="P4">NOTE: if you make any changes in the “<text:span text:style-name="T12">/install</text:span>” directory on the management node, and the changes can affect the statelite image, you need to sync the “<text:span text:style-name="T12">/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text:s/>chapter 2.11 “Set the boot state to statelite”.</text:p>
      <text:h text:style-name="Heading_20_2" text:outline-level="2"><text:bookmark text:name="__RefHeading__2832_756506716"/>Install the Node<text:bookmark-end text:name="__RefHeading__2832_756506716"/></text:h>
      <text:p text:style-name="Standard">Please follow chapter 2.12 “Install the Node”.</text:p>
      <text:h text:style-name="Heading_20_1" text:outline-level="1"><text:bookmark text:name="__RefHeading__2834_756506716"/>Debugging techniques<text:bookmark-end text:name="__RefHeading__2834_756506716"/></text:h>
      <text:p text:style-name="Standard"/>
      <text:list xml:id="list30284890" text:style-name="WW8Num4">
        <text:list-item>
          <text:p text:style-name="P27">When a node boots up in stat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27">You can also set the machine to shell. <text:s/>Just add the word “shell” on the end of the pxeboot file of the node in the append line. This will make the init script in the initramfs pause 3 times before doing a switch_root.</text:p>
        </text:list-item>
        <text:list-item>
          <text:p text:style-name="P27">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4-26T10:16:50.20</dc:date>
    <meta:print-date>2010-01-27T18:01:00</meta:print-date>
    <meta:editing-cycles>82</meta:editing-cycles>
    <meta:editing-duration>PT44H33M14S</meta:editing-duration>
    <meta:document-statistic meta:table-count="0" meta:image-count="0" meta:object-count="0" meta:page-count="15" meta:paragraph-count="350" meta:word-count="3921" meta:character-count="26148"/>
    <meta:user-defined meta:name="Info 1"/>
    <meta:user-defined meta:name="Info 2"/>
    <meta:user-defined meta:name="Info 3"/>
    <meta:user-defined meta:name="Info 4"/>
  </office:meta>
</office:document-meta>
</file>